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6791a" officeooo:paragraph-rsid="0006791a"/>
    </style:style>
    <style:style style:name="P2" style:family="paragraph" style:parent-style-name="Text_20_body">
      <style:text-properties style:text-underline-style="none" officeooo:rsid="0006791a" officeooo:paragraph-rsid="0006791a"/>
    </style:style>
    <style:style style:name="P3" style:family="paragraph" style:parent-style-name="Text_20_body">
      <style:text-properties officeooo:rsid="0013b091" officeooo:paragraph-rsid="0013b091"/>
    </style:style>
    <style:style style:name="P4" style:family="paragraph" style:parent-style-name="Text_20_body">
      <style:text-properties officeooo:rsid="0013b091" officeooo:paragraph-rsid="00181b47"/>
    </style:style>
    <style:style style:name="P5" style:family="paragraph" style:parent-style-name="Text_20_body">
      <style:text-properties officeooo:rsid="00157d9a" officeooo:paragraph-rsid="00181b47"/>
    </style:style>
    <style:style style:name="P6" style:family="paragraph" style:parent-style-name="Text_20_body" style:list-style-name="L1">
      <style:text-properties officeooo:paragraph-rsid="0006791a"/>
    </style:style>
    <style:style style:name="P7" style:family="paragraph" style:parent-style-name="Text_20_body" style:list-style-name="L1">
      <style:text-properties officeooo:paragraph-rsid="000e62f8"/>
    </style:style>
    <style:style style:name="P8" style:family="paragraph" style:parent-style-name="Text_20_body" style:list-style-name="L1">
      <style:text-properties officeooo:paragraph-rsid="001f260e"/>
    </style:style>
    <style:style style:name="P9" style:family="paragraph" style:parent-style-name="Text_20_body" style:list-style-name="L1">
      <style:text-properties officeooo:rsid="0006791a" officeooo:paragraph-rsid="0006791a"/>
    </style:style>
    <style:style style:name="P10" style:family="paragraph" style:parent-style-name="Text_20_body" style:list-style-name="L1">
      <style:text-properties officeooo:rsid="000c7248" officeooo:paragraph-rsid="000c7248"/>
    </style:style>
    <style:style style:name="P11" style:family="paragraph" style:parent-style-name="Text_20_body" style:list-style-name="L1">
      <style:text-properties style:text-underline-style="none" fo:font-weight="normal" officeooo:rsid="000c7248" officeooo:paragraph-rsid="000c7248" style:font-weight-asian="normal" style:font-weight-complex="normal"/>
    </style:style>
    <style:style style:name="T1" style:family="text">
      <style:text-properties style:text-underline-style="none" officeooo:rsid="0006791a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06791a" style:font-weight-asian="bold" style:font-weight-complex="bold"/>
    </style:style>
    <style:style style:name="T4" style:family="text">
      <style:text-properties style:text-underline-style="none" fo:font-weight="bold" officeooo:rsid="000e62f8" style:font-weight-asian="bold" style:font-weight-complex="bold"/>
    </style:style>
    <style:style style:name="T5" style:family="text">
      <style:text-properties style:text-underline-style="none" fo:font-weight="bold" officeooo:rsid="0008adee" style:font-weight-asian="bold" style:font-weight-complex="bold"/>
    </style:style>
    <style:style style:name="T6" style:family="text">
      <style:text-properties style:text-underline-style="none" fo:font-weight="bold" officeooo:rsid="001de109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6791a" style:font-weight-asian="normal" style:font-weight-complex="normal"/>
    </style:style>
    <style:style style:name="T9" style:family="text">
      <style:text-properties style:text-underline-style="none" fo:font-weight="normal" officeooo:rsid="0008adee" style:font-weight-asian="normal" style:font-weight-complex="normal"/>
    </style:style>
    <style:style style:name="T10" style:family="text">
      <style:text-properties style:text-underline-style="none" fo:font-weight="normal" officeooo:rsid="00157d9a" style:font-weight-asian="normal" style:font-weight-complex="normal"/>
    </style:style>
    <style:style style:name="T11" style:family="text">
      <style:text-properties style:text-underline-style="none" fo:font-weight="normal" officeooo:rsid="0016b888" style:font-weight-asian="normal" style:font-weight-complex="normal"/>
    </style:style>
    <style:style style:name="T12" style:family="text">
      <style:text-properties style:text-underline-style="none" fo:font-weight="normal" officeooo:rsid="00181b47" style:font-weight-asian="normal" style:font-weight-complex="normal"/>
    </style:style>
    <style:style style:name="T13" style:family="text">
      <style:text-properties style:text-underline-style="none" fo:font-weight="normal" officeooo:rsid="0013b091" style:font-weight-asian="normal" style:font-weight-complex="normal"/>
    </style:style>
    <style:style style:name="T14" style:family="text">
      <style:text-properties style:text-underline-style="none" fo:font-weight="normal" officeooo:rsid="001de109" style:font-weight-asian="normal" style:font-weight-complex="normal"/>
    </style:style>
    <style:style style:name="T15" style:family="text">
      <style:text-properties style:text-underline-style="none" fo:font-weight="normal" officeooo:rsid="001e34b2" style:font-weight-asian="normal" style:font-weight-complex="normal"/>
    </style:style>
    <style:style style:name="T16" style:family="text">
      <style:text-properties style:text-underline-style="none" fo:font-weight="normal" officeooo:rsid="001f260e" style:font-weight-asian="normal" style:font-weight-complex="normal"/>
    </style:style>
    <style:style style:name="T17" style:family="text">
      <style:text-properties style:text-underline-style="none" officeooo:rsid="0008adee"/>
    </style:style>
    <style:style style:name="T18" style:family="text">
      <style:text-properties style:text-underline-style="none" officeooo:rsid="000a3519"/>
    </style:style>
    <style:style style:name="T19" style:family="text">
      <style:text-properties style:text-underline-style="none" officeooo:rsid="001de109"/>
    </style:style>
    <style:style style:name="T20" style:family="text">
      <style:text-properties fo:font-style="italic" style:text-underline-style="none" officeooo:rsid="000a3519" style:font-style-asian="italic" style:font-style-complex="italic"/>
    </style:style>
    <style:style style:name="T21" style:family="text">
      <style:text-properties fo:font-style="italic" style:text-underline-style="none" officeooo:rsid="000e62f8" style:font-style-asian="italic" style:font-style-complex="italic"/>
    </style:style>
    <style:style style:name="T22" style:family="text">
      <style:text-properties fo:font-style="italic" style:text-underline-style="none" officeooo:rsid="0016b888" style:font-style-asian="italic" style:font-style-complex="italic"/>
    </style:style>
    <style:style style:name="T23" style:family="text">
      <style:text-properties fo:font-style="italic" style:text-underline-style="none" officeooo:rsid="001de109" style:font-style-asian="italic" style:font-style-complex="italic"/>
    </style:style>
    <style:style style:name="T24" style:family="text">
      <style:text-properties fo:font-style="italic" style:text-underline-style="none" fo:font-weight="normal" officeooo:rsid="000a3519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f062e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16b8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791a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1f260e" style:font-style-asian="italic" style:font-weight-asian="normal" style:font-style-complex="italic" style:font-weight-complex="normal"/>
    </style:style>
    <style:style style:name="T29" style:family="text">
      <style:text-properties officeooo:rsid="000bde24"/>
    </style:style>
    <style:style style:name="T30" style:family="text">
      <style:text-properties fo:font-style="normal" style:text-underline-style="none" fo:font-weight="bold" officeooo:rsid="000a3519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181b47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1de109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officeooo:rsid="0016b888" style:font-style-asian="normal" style:font-style-complex="normal"/>
    </style:style>
    <style:style style:name="T34" style:family="text">
      <style:text-properties fo:font-style="normal" style:text-underline-style="none" fo:font-weight="normal" officeooo:rsid="001f260e" style:font-style-asian="normal" style:font-weight-asian="normal" style:font-style-complex="normal" style:font-weight-complex="normal"/>
    </style:style>
    <style:style style:name="T35" style:family="text">
      <style:text-properties style:text-underline-style="solid" style:text-underline-width="auto" style:text-underline-color="font-color" officeooo:rsid="0006791a"/>
    </style:style>
    <style:style style:name="T36" style:family="text">
      <style:text-properties style:text-underline-style="solid" style:text-underline-width="auto" style:text-underline-color="font-color" officeooo:rsid="001de109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06791a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1de109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08adee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e Scuderia Formula 1</text:p>
      <text:p text:style-name="Subtitle">Modello Relazionale</text:p>
      <text:p text:style-name="Text_20_body"/>
      <text:p text:style-name="P2"><text:span text:style-name="T29">Relazioni</text:span>:</text:p>
      <text:list xml:id="list3656275263" text:style-name="L1">
        <text:list-item>
          <text:p text:style-name="P6"><text:span text:style-name="T38">Strate</text:span><text:span text:style-name="T39">gist</text:span><text:span text:style-name="T1">(</text:span><text:span text:style-name="T3">ID</text:span><text:span text:style-name="T8">, password, </text:span><text:span text:style-name="T16">name, surname</text:span><text:span text:style-name="T1">);</text:span></text:p>
        </text:list-item>
        <text:list-item>
          <text:p text:style-name="P8"><text:span text:style-name="T38">Mec</text:span><text:span text:style-name="T39">hanic</text:span><text:span text:style-name="T1">(</text:span><text:span text:style-name="T3">ID</text:span><text:span text:style-name="T8">, password, </text:span><text:span text:style-name="T16">name, surname</text:span><text:span text:style-name="T1">);</text:span></text:p>
        </text:list-item>
        <text:list-item>
          <text:p text:style-name="P8"><text:span text:style-name="T39">Warehouseman</text:span><text:span text:style-name="T1">(</text:span><text:span text:style-name="T3">ID</text:span><text:span text:style-name="T8">, password, </text:span><text:span text:style-name="T34">name, surname</text:span><text:span text:style-name="T1">);</text:span></text:p>
        </text:list-item>
        <text:list-item>
          <text:p text:style-name="P6"><text:span text:style-name="T38">Ve</text:span><text:span text:style-name="T40">hicle</text:span><text:span text:style-name="T1">(</text:span><text:span text:style-name="T3">MSN</text:span><text:span text:style-name="T1">, tmeSect1, tmeSect2, tmeSect3, </text:span><text:span text:style-name="T21">ID_PILOT</text:span><text:span text:style-name="T18">, </text:span><text:span text:style-name="T20">ID_</text:span><text:span text:style-name="T22">MEC</text:span><text:span text:style-name="T23">HANIC</text:span><text:span text:style-name="T33">,</text:span><text:span text:style-name="T22"> ID_STRATEG</text:span><text:span text:style-name="T23">IST</text:span><text:span text:style-name="T1">);</text:span></text:p>
        </text:list-item>
        <text:list-item>
          <text:p text:style-name="P6"><text:span text:style-name="T38">Pilot</text:span><text:span text:style-name="T1">(</text:span><text:span text:style-name="T3">ID</text:span><text:span text:style-name="T8">, n</text:span><text:span text:style-name="T9">a</text:span><text:span text:style-name="T8">me, </text:span><text:span text:style-name="T9">surname</text:span><text:span text:style-name="T8">, num</text:span><text:span text:style-name="T9">ber</text:span><text:span text:style-name="T8">);</text:span></text:p>
        </text:list-item>
        <text:list-item>
          <text:p text:style-name="P7"><text:span text:style-name="T38">R</text:span><text:span text:style-name="T40">equest</text:span><text:span text:style-name="T8">(</text:span><text:span text:style-name="T3">ID</text:span><text:span text:style-name="T8">, </text:span><text:span text:style-name="T4">ID_COMPONENT</text:span><text:span text:style-name="T9">,</text:span><text:span text:style-name="T5"> </text:span><text:span text:style-name="T4">ID_VEHICLE</text:span><text:span text:style-name="T9">,</text:span><text:span text:style-name="T5"> </text:span><text:span text:style-name="T30">ID_</text:span><text:span text:style-name="T31">MEC</text:span><text:span text:style-name="T32">HANIC</text:span><text:span text:style-name="T24">, </text:span><text:span text:style-name="T9">description</text:span><text:span text:style-name="T8">);</text:span></text:p>
        </text:list-item>
        <text:list-item>
          <text:p text:style-name="P9"><text:span text:style-name="T37">Component</text:span><text:span text:style-name="T9">(</text:span><text:span text:style-name="T2">ID</text:span><text:span text:style-name="T7">, n</text:span><text:span text:style-name="T9">a</text:span><text:span text:style-name="T7">me, </text:span><text:span text:style-name="T9">wear</text:span><text:span text:style-name="T7">, stat</text:span><text:span text:style-name="T9">us</text:span><text:span text:style-name="T7">, </text:span><text:span text:style-name="T9">warehouse,</text:span><text:span text:style-name="T24">ID_VEHICLE</text:span><text:span text:style-name="T7">);</text:span></text:p>
        </text:list-item>
        <text:list-item>
          <text:p text:style-name="P10"><text:span text:style-name="T37">Log_Event</text:span><text:span text:style-name="T7">(</text:span><text:span text:style-name="T2">ID</text:span><text:span text:style-name="T7">, date, description, </text:span><text:span text:style-name="T26">ID_STAFF</text:span><text:span text:style-name="T7">);</text:span></text:p>
          <text:p text:style-name="P11"/>
        </text:list-item>
      </text:list>
      <text:p text:style-name="P3"><text:span text:style-name="T7">Dove ID_</text:span><text:span text:style-name="T11">MEC</text:span><text:span text:style-name="T14">HANIC</text:span><text:span text:style-name="T7"> è </text:span><text:span text:style-name="T12">CHIAVE</text:span><text:span text:style-name="T7"> </text:span><text:span text:style-name="T12">ESTERNA</text:span><text:span text:style-name="T7"> di Mec</text:span><text:span text:style-name="T15">hanic</text:span><text:span text:style-name="T7">(ID)</text:span><text:span text:style-name="T10">.</text:span></text:p>
      <text:p text:style-name="P4"><text:span text:style-name="T10">Dove ID_</text:span><text:span text:style-name="T11">STRATEG</text:span><text:span text:style-name="T14">IST </text:span><text:span text:style-name="T10">è </text:span><text:span text:style-name="T12">CHIAVE</text:span><text:span text:style-name="T7"> </text:span><text:span text:style-name="T12">ESTERNA</text:span><text:span text:style-name="T10"> di </text:span><text:span text:style-name="T11">Strateg</text:span><text:span text:style-name="T15">ist</text:span><text:span text:style-name="T10">(ID).</text:span></text:p>
      <text:p text:style-name="P4"><text:span text:style-name="T10">Dove ID_</text:span><text:span text:style-name="T11">PILOT </text:span><text:span text:style-name="T10">è </text:span><text:span text:style-name="T12">CHIAVE</text:span><text:span text:style-name="T7"> </text:span><text:span text:style-name="T12">ESTERNA</text:span><text:span text:style-name="T10"> di </text:span><text:span text:style-name="T11">Pilot</text:span><text:span text:style-name="T10">(ID).</text:span></text:p>
      <text:p text:style-name="P5"><text:span text:style-name="T7">Dove ID_VEHICLE è </text:span><text:span text:style-name="T12">CHIAVE</text:span><text:span text:style-name="T13"> </text:span><text:span text:style-name="T12">ESTERNA</text:span><text:span text:style-name="T7"> di Vehicle(MSN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2:12:24.909000000</meta:creation-date>
    <dc:date>2025-02-23T19:59:33.715000000</dc:date>
    <meta:editing-duration>PT3H42M12S</meta:editing-duration>
    <meta:editing-cycles>1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6" meta:word-count="81" meta:character-count="658" meta:non-whitespace-character-count="601"/>
  </office:meta>
</office:document-meta>
</file>